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71" calcext:value-type="float">
            <text:p>71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54.5" calcext:value-type="float">
            <text:p>54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57" calcext:value-type="float">
            <text:p>5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4T21:46:30.279617137</dc:date>
    <meta:editing-duration>PT5H51M16S</meta:editing-duration>
    <meta:editing-cycles>63</meta:editing-cycles>
    <meta:generator>LibreOffice/7.4.3.2$MacOSX_X86_64 LibreOffice_project/1048a8393ae2eeec98dff31b5c133c5f1d08b890</meta:generator>
    <meta:document-statistic meta:table-count="1" meta:cell-count="237" meta:object-count="0"/>
  </office:meta>
</office:document-meta>
</file>